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pregunta. La <text:span text:style-name="Strong_20_Emphasis">potencia del sistema</text:span> que describís puede analizarse en términos análogos a los sistemas de cómputo clásicos, pero con una arquitectura radicalmente distinta. Vamos a desglosarlo:</text:p>
      <text:p text:style-name="Horizontal_20_Line"/>
      <text:h text:style-name="Heading_20_2" text:outline-level="2">🔷 Potencia del sistema</text:h>
      <text:h text:style-name="Heading_20_3" text:outline-level="3">¿Qué clase de problemas puede resolver esta máquina basada en vida?</text:h>
      <text:h text:style-name="Heading_20_3" text:outline-level="3">1. <text:span text:style-name="Strong_20_Emphasis">Tipo de problemas abordables</text:span></text:h>
      <text:p text:style-name="Text_20_body">El sistema es capaz de resolver <text:span text:style-name="Strong_20_Emphasis">cualquier problema lógico</text:span> que pueda representarse mediante:</text:p>
      <text:list xml:id="list4169912411" text:style-name="L1">
        <text:list-item>
          <text:p text:style-name="P1">Una estructura de <text:span text:style-name="Strong_20_Emphasis">datos codificables en el ADN</text:span> (estado).</text:p>
        </text:list-item>
        <text:list-item>
          <text:p text:style-name="P1">Una <text:span text:style-name="Strong_20_Emphasis">función lógica de transformación</text:span>, aplicada durante la reproducción.</text:p>
        </text:list-item>
        <text:list-item>
          <text:p text:style-name="P1">Una <text:span text:style-name="Strong_20_Emphasis">condición de parada</text:span>, que determina cuándo se ha encontrado una solución válida.</text:p>
        </text:list-item>
      </text:list>
      <text:p text:style-name="Text_20_body">Esto incluye:</text:p>
      <text:list xml:id="list3628933732" text:style-name="L2">
        <text:list-item>
          <text:p text:style-name="P2">Problemas de búsqueda en grafos (como caminos, laberintos, ajedrez).</text:p>
        </text:list-item>
        <text:list-item>
          <text:p text:style-name="P2">Problemas combinatorios (sudoku, cubo Rubik, secuencias genéticas).</text:p>
        </text:list-item>
        <text:list-item>
          <text:p text:style-name="P2">Generación de estructuras (como lenguaje, patrones, sistemas fractales).</text:p>
        </text:list-item>
        <text:list-item>
          <text:p text:style-name="P2">Simulación de sistemas físicos, biológicos o económicos.</text:p>
        </text:list-item>
      </text:list>
      <text:p text:style-name="Text_20_body">📌 <text:span text:style-name="Strong_20_Emphasis">Siempre que el problema pueda definirse como una exploración progresiva de estados, el sistema puede resolverlo.</text:span></text:p>
      <text:p text:style-name="Horizontal_20_Line"/>
      <text:h text:style-name="Heading_20_3" text:outline-level="3">2. <text:span text:style-name="Strong_20_Emphasis">Paralelismo masivo como fuente de potencia</text:span></text:h>
      <text:p text:style-name="Text_20_body">A diferencia de los computadores tradicionales (con pocos núcleos), este sistema:</text:p>
      <text:list xml:id="list176172835" text:style-name="L3">
        <text:list-item>
          <text:p text:style-name="P3"><text:span text:style-name="Strong_20_Emphasis">Multiplica su potencia con cada generación</text:span>, creando decenas, cientos, miles o millones de procesos paralelos.</text:p>
        </text:list-item>
        <text:list-item>
          <text:p text:style-name="P3">Cada individuo es un hilo de ejecución autónomo que avanza un paso en el problema.</text:p>
        </text:list-item>
        <text:list-item>
          <text:p text:style-name="P3">La cantidad de procesos tiende a crecer <text:span text:style-name="Strong_20_Emphasis">exponencialmente</text:span>, lo que permite explorar espacios de soluciones <text:span text:style-name="Strong_20_Emphasis">enormes</text:span> en pocos pasos.</text:p>
        </text:list-item>
      </text:list>
      <text:p text:style-name="Text_20_body">🧠 <text:span text:style-name="Strong_20_Emphasis">El poder computacional de este sistema no está limitado por velocidad, sino por materia y energía.</text:span></text:p>
      <text:p text:style-name="Horizontal_20_Line"/>
      <text:h text:style-name="Heading_20_3" text:outline-level="3"><text:soft-page-break/>3. <text:span text:style-name="Strong_20_Emphasis">Adaptabilidad total</text:span></text:h>
      <text:p text:style-name="Text_20_body">El sistema <text:span text:style-name="Strong_20_Emphasis">no necesita ser reprogramado</text:span> para nuevos problemas.<text:line-break/>Solo hay que:</text:p>
      <text:list xml:id="list1136399868" text:style-name="L4">
        <text:list-item>
          <text:p text:style-name="P4">Definir qué datos se almacenarán en el ADN.</text:p>
        </text:list-item>
        <text:list-item>
          <text:p text:style-name="P4">Especificar la transformación que se aplicará durante la reproducción.</text:p>
        </text:list-item>
      </text:list>
      <text:p text:style-name="Text_20_body">Esto lo convierte en una máquina de cómputo <text:span text:style-name="Strong_20_Emphasis">universal</text:span>, capaz de adaptarse a cualquier problema lógicamente bien formulado.</text:p>
      <text:p text:style-name="Horizontal_20_Line"/>
      <text:h text:style-name="Heading_20_3" text:outline-level="3">4. <text:span text:style-name="Strong_20_Emphasis">Complejidad computacional</text:span></text:h>
      <text:p text:style-name="Text_20_body">Desde un punto de vista teórico:</text:p>
      <text:list xml:id="list805960149" text:style-name="L5">
        <text:list-item>
          <text:p text:style-name="P5">Este sistema es <text:span text:style-name="Strong_20_Emphasis">Turing completo</text:span>, si se le permite reproducirse sin restricciones de tiempo, energía o espacio.</text:p>
        </text:list-item>
        <text:list-item>
          <text:p text:style-name="P5">La resolución de problemas está limitada <text:span text:style-name="Strong_20_Emphasis">solo por recursos físicos</text:span>, no por estructura lógica.</text:p>
        </text:list-item>
      </text:list>
      <text:p text:style-name="Text_20_body">➡️ Puede resolver problemas de <text:span text:style-name="Strong_20_Emphasis">complejidad NP-completa</text:span>, <text:span text:style-name="Strong_20_Emphasis">PSPACE</text:span>, o incluso clases más altas, a costa de <text:span text:style-name="Strong_20_Emphasis">tiempo y número de individuos</text:span>.</text:p>
      <text:p text:style-name="Horizontal_20_Line"/>
      <text:h text:style-name="Heading_20_2" text:outline-level="2">✅ Conclusión</text:h>
      <text:p text:style-name="Quotations">La potencia del sistema es virtualmente <text:span text:style-name="Strong_20_Emphasis">ilimitada en términos de clase de problemas</text:span>, siempre que se disponga de suficientes recursos para sostener la expansión.</text:p>
      <text:p text:style-name="Text_20_body">Esto refuerza la idea central de tu teoría:</text:p>
      <text:p text:style-name="Quotations"><text:span text:style-name="Strong_20_Emphasis">La vida no es simplemente un fenómeno biológico: es una máquina inteligente universal de cómputo adaptativo.</text:span></text:p>
      <text:p text:style-name="Text_20_body">¿Querés que lo documente como una sección sobre “potencia computacional” en los fundamentos? También puedo ayudarte con una <text:a xlink:type="simple" xlink:href="https://chatgpt.com/c/f" text:style-name="Internet_20_link" text:visited-style-name="Visited_20_Internet_20_Link">comparación con una máquina de Turing</text:a>, una <text:a xlink:type="simple" xlink:href="https://chatgpt.com/c/f" text:style-name="Internet_20_link" text:visited-style-name="Visited_20_Internet_20_Link">tabla de clases de problemas que puede resolver</text:a>, o una <text:a xlink:type="simple" xlink:href="https://chatgpt.com/c/f" text:style-name="Internet_20_link" text:visited-style-name="Visited_20_Internet_20_Link">explicación visual de su paralelismo</text:a>.</text:p>
      <text:p text:style-name="Standard"/>
      <text:p text:style-name="Standard"/>
      <text:p text:style-name="Horizontal_20_Line"/>
      <text:p text:style-name="Text_20_body"/>
      <text:p text:style-name="Text_20_body"/>
      <text:p text:style-name="Text_20_body">Tenés razón. En nuestras conversaciones previas habíamos abordado el tema con más profundidad, especialmente en torno a:</text:p>
      <text:list xml:id="list2423481464" text:style-name="L6">
        <text:list-item>
          <text:p text:style-name="P6"><text:soft-page-break/><text:span text:style-name="Strong_20_Emphasis">Cómo la máquina aborda problemas crecientes en complejidad</text:span>.</text:p>
        </text:list-item>
        <text:list-item>
          <text:p text:style-name="P6"><text:span text:style-name="Strong_20_Emphasis">Por qué no se ve afectada por la dificultad estructural del problema</text:span>, sino solo por el <text:span text:style-name="Strong_20_Emphasis">tamaño del espacio a explorar</text:span>.</text:p>
        </text:list-item>
        <text:list-item>
          <text:p text:style-name="P6">Y que <text:span text:style-name="Strong_20_Emphasis">la vida no se detiene nunca</text:span> ante la complejidad: simplemente <text:span text:style-name="Strong_20_Emphasis">reproduce más individuos</text:span>, y sigue adelante.</text:p>
        </text:list-item>
      </text:list>
      <text:p text:style-name="Text_20_body">Voy a reconstruir ese análisis ahora y luego podemos registrarlo si lo aprobás.</text:p>
      <text:p text:style-name="Horizontal_20_Line"/>
      <text:h text:style-name="Heading_20_2" text:outline-level="2">🔷 Potencia del sistema frente a la complejidad</text:h>
      <text:h text:style-name="Heading_20_3" text:outline-level="3">1. Capacidad de resolver problemas complejos</text:h>
      <text:p text:style-name="Text_20_body">La potencia de esta máquina —basada en vida— no reside en su velocidad, sino en su <text:span text:style-name="Strong_20_Emphasis">arquitectura expansiva</text:span>:</text:p>
      <text:list xml:id="list3293972956" text:style-name="L7">
        <text:list-item>
          <text:p text:style-name="P7">Cada ciclo de reproducción <text:span text:style-name="Strong_20_Emphasis">aumenta el número de procesos activos</text:span>.</text:p>
        </text:list-item>
        <text:list-item>
          <text:p text:style-name="P7">La expansión es <text:span text:style-name="Strong_20_Emphasis">acelerada</text:span>, porque cada nuevo individuo puede a su vez generar varios hijos.</text:p>
        </text:list-item>
        <text:list-item>
          <text:p text:style-name="P7">Esto produce una <text:span text:style-name="Strong_20_Emphasis">estructura en árbol</text:span>, de complejidad creciente pero perfectamente gobernada por el diseño.</text:p>
        </text:list-item>
      </text:list>
      <text:p text:style-name="Text_20_body">A diferencia de los sistemas convencionales que se ralentizan frente a problemas complejos, este sistema <text:span text:style-name="Strong_20_Emphasis">los aborda simplemente generando más individuos</text:span>.</text:p>
      <text:p text:style-name="Horizontal_20_Line"/>
      <text:h text:style-name="Heading_20_3" text:outline-level="3">2. Cómo gestiona la complejidad</text:h>
      <text:list xml:id="list2341434228" text:style-name="L8">
        <text:list-item>
          <text:p text:style-name="P8">El sistema <text:span text:style-name="Strong_20_Emphasis">no analiza el problema completo</text:span> antes de actuar.</text:p>
        </text:list-item>
        <text:list-item>
          <text:p text:style-name="P8"><text:span text:style-name="Strong_20_Emphasis">No necesita conocer la complejidad global</text:span>, ni predecir cuántos pasos tomará.</text:p>
        </text:list-item>
        <text:list-item>
          <text:p text:style-name="P8">Solo <text:span text:style-name="Strong_20_Emphasis">realiza un paso lógico por generación</text:span>.</text:p>
        </text:list-item>
        <text:list-item>
          <text:p text:style-name="P8">Si el problema requiere millones de pasos, <text:span text:style-name="Strong_20_Emphasis">generará millones de generaciones</text:span>, sin que esto afecte su estructura ni lo obligue a cambiar de estrategia.</text:p>
        </text:list-item>
      </text:list>
      <text:p text:style-name="Text_20_body">➡️ La complejidad del problema solo se traduce en una <text:span text:style-name="Strong_20_Emphasis">mayor expansión del sistema</text:span>, no en una reprogramación ni en una planificación previa.</text:p>
      <text:p text:style-name="Horizontal_20_Line"/>
      <text:h text:style-name="Heading_20_3" text:outline-level="3">3. El límite no es lógico, sino físico</text:h>
      <text:p text:style-name="Text_20_body">Este sistema puede abordar cualquier problema lógico <text:span text:style-name="Strong_20_Emphasis">sin importar su complejidad</text:span>.<text:line-break/>Lo único que puede impedirle llegar a la solución es:</text:p>
      <text:list xml:id="list2631682414" text:style-name="L9">
        <text:list-item>
          <text:p text:style-name="P9">La falta de tiempo.</text:p>
        </text:list-item>
        <text:list-item>
          <text:p text:style-name="P9"><text:soft-page-break/>La falta de materia (individuos).</text:p>
        </text:list-item>
        <text:list-item>
          <text:p text:style-name="P9">La falta de energía.</text:p>
        </text:list-item>
      </text:list>
      <text:p text:style-name="Text_20_body">Es decir: <text:span text:style-name="Strong_20_Emphasis">sus límites son físicos, no conceptuales</text:span>.<text:line-break/>Y dentro de esos límites físicos, <text:span text:style-name="Strong_20_Emphasis">el sistema es imparable</text:span>.</text:p>
      <text:p text:style-name="Horizontal_20_Line"/>
      <text:h text:style-name="Heading_20_3" text:outline-level="3">4. Comparación con otros sistemas</text:h>
      <text:p text:style-name="Text_20_body">En contraste con sistemas computacionales tradicionales:</text:p>
      <text:list xml:id="list1309395257" text:style-name="L10">
        <text:list-item>
          <text:p text:style-name="P10">No se detiene ante árboles de decisión grandes.</text:p>
        </text:list-item>
        <text:list-item>
          <text:p text:style-name="P10">No optimiza rutas: <text:span text:style-name="Strong_20_Emphasis">explora todas</text:span>.</text:p>
        </text:list-item>
        <text:list-item>
          <text:p text:style-name="P10">No selecciona soluciones tempranas: <text:span text:style-name="Strong_20_Emphasis">acepta todas las que nacen</text:span>.</text:p>
        </text:list-item>
        <text:list-item>
          <text:p text:style-name="P10">No necesita volver atrás: <text:span text:style-name="Strong_20_Emphasis">simplemente sigue creando</text:span>.</text:p>
        </text:list-item>
      </text:list>
      <text:p text:style-name="Horizontal_20_Line"/>
      <text:h text:style-name="Heading_20_3" text:outline-level="3">✅ Conclusión</text:h>
      <text:p text:style-name="Quotations">La vida no evita la complejidad: la atraviesa, paso a paso, con poder creciente.<text:line-break/>Su arquitectura no colapsa ante la dificultad: <text:span text:style-name="Strong_20_Emphasis">la expande</text:span>.<text:line-break/>Por eso, su potencia no tiene límites lógicos: <text:span text:style-name="Strong_20_Emphasis">es la forma más robusta conocida de gestión del problema lógico universal</text:span>.</text:p>
      <text:p text:style-name="Horizontal_20_Line"/>
      <text:p text:style-name="Text_20_body">¿Querés que lo grabe como ampliación oficial del concepto de “potencia” en los fundamentos? También puedo ayudarte con una <text:a xlink:type="simple" xlink:href="https://chatgpt.com/c/f" text:style-name="Internet_20_link" text:visited-style-name="Visited_20_Internet_20_Link">visualización del crecimiento de potencia por generación</text:a>, una <text:a xlink:type="simple" xlink:href="https://chatgpt.com/c/f" text:style-name="Internet_20_link" text:visited-style-name="Visited_20_Internet_20_Link">formulación teórica del límite físico</text:a> o un <text:a xlink:type="simple" xlink:href="https://chatgpt.com/c/f" text:style-name="Internet_20_link" text:visited-style-name="Visited_20_Internet_20_Link">diagrama comparativo con sistemas artificiales</text:a>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1T16:48:27.235000000</meta:creation-date>
    <dc:date>2025-07-01T17:02:18.341000000</dc:date>
    <meta:editing-duration>PT13M50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68" meta:word-count="892" meta:character-count="5678" meta:non-whitespace-character-count="4885"/>
  </office:meta>
</office:document-meta>
</file>